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view of Bancho's code.</text:p>
      <text:p text:style-name="Standard"/>
      <text:p text:style-name="Standard"/>
      <text:p text:style-name="Standard">His solution looks good but he has not considered all of the possible inputs - it does not check for: </text:p>
      <text:p text:style-name="Standard"/>
      <text:list xml:id="list6082975717781143030" text:style-name="L1">
        <text:list-item>
          <text:p text:style-name="P1">If one of the sides is greater than the sum of the other two. (Violating triangle inequality).</text:p>
        </text:list-item>
        <text:list-item>
          <text:p text:style-name="P1">Negative values</text:p>
        </text:list-item>
        <text:list-item>
          <text:p text:style-name="P1">if one of the sides is max+1 or min-1.</text:p>
        </text:list-item>
        <text:list-item>
          <text:p text:style-name="P1">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52S</meta:editing-duration>
    <meta:editing-cycles>3</meta:editing-cycles>
    <meta:generator>OpenOffice/4.0.1$Win32 OpenOffice.org_project/401m5$Build-9714</meta:generator>
    <dc:date>2017-02-15T00:29:03.50</dc:date>
    <meta:document-statistic meta:table-count="0" meta:image-count="0" meta:object-count="0" meta:page-count="1" meta:paragraph-count="6" meta:word-count="57" meta:character-count="279"/>
    <meta:user-defined meta:name="Info 1"/>
    <meta:user-defined meta:name="Info 2"/>
    <meta:user-defined meta:name="Info 3"/>
    <meta:user-defined meta:name="Info 4"/>
  </office:meta>
</office:document-meta>
</file>